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NDeployableEndpoint.getNotification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NDeployableEndpoint.getCreatePull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.register( String address , Object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NDeployableEndpoint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NDeployable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NDeployableEndpoint.unregister( Objec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